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14.svm" manifest:media-type=""/>
  <manifest:file-entry manifest:full-path="Pictures/TablePreview2.svm" manifest:media-type=""/>
  <manifest:file-entry manifest:full-path="Pictures/TablePreview13.svm" manifest:media-type=""/>
  <manifest:file-entry manifest:full-path="Pictures/TablePreview1.svm" manifest:media-type=""/>
  <manifest:file-entry manifest:full-path="Pictures/TablePreview15.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ro9" style:family="table-row">
      <style:table-row-properties style:row-height="1.107cm"/>
    </style:style>
    <style:style style:name="ro10" style:family="table-row">
      <style:table-row-properties style:row-height="1.112cm"/>
    </style:style>
    <style:style style:name="ro11" style:family="table-row">
      <style:table-row-properties style:row-height="1.106cm"/>
    </style:style>
    <style:style style:name="ro12" style:family="table-row">
      <style:table-row-properties style:row-height="1.111cm"/>
    </style:style>
    <style:style style:name="ro13" style:family="table-row">
      <style:table-row-properties style:row-height="1.108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draw:fill-color="#ffffff"/>
      <style:paragraph-properties fo:margin-top="0cm" fo:margin-bottom="0cm" fo:text-align="start" style:font-independent-line-spacing="true"/>
      <style:text-properties fo:font-size="18pt"/>
    </style:style>
    <style:style style:name="P38" style:family="paragraph">
      <loext:graphic-properties draw:fill="none"/>
      <style:paragraph-properties fo:text-align="center"/>
    </style:style>
    <style:style style:name="P39"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40" style:family="paragraph">
      <loext:graphic-properties draw:fill-color="#ffffff"/>
    </style:style>
    <style:style style:name="P41" style:family="paragraph">
      <loext:graphic-properties draw:fill="none"/>
      <style:paragraph-properties fo:text-align="start" style:font-independent-line-spacing="true"/>
      <style:text-properties fo:font-size="40pt" fo:font-weight="normal" style:font-weight-asian="normal" style:font-weight-complex="normal"/>
    </style:style>
    <style:style style:name="P4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3" style:family="paragraph">
      <loext:graphic-properties draw:fill="none"/>
      <style:paragraph-properties fo:text-align="start" style:font-independent-line-spacing="true"/>
      <style:text-properties fo:color="#ff3333" fo:font-size="40pt"/>
    </style:style>
    <style:style style:name="P44" style:family="paragraph">
      <loext:graphic-properties draw:fill="none" draw:fill-color="#ffffff"/>
      <style:text-properties fo:font-size="32pt"/>
    </style:style>
    <style:style style:name="P45"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6"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7" style:family="paragraph">
      <loext:graphic-properties draw:fill="none"/>
      <style:paragraph-properties fo:text-align="start" style:font-independent-line-spacing="true"/>
      <style:text-properties fo:font-size="36pt" style:font-size-asian="36pt" style:font-size-complex="36pt"/>
    </style:style>
    <style:style style:name="P48"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9"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5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1" style:family="paragraph">
      <loext:graphic-properties draw:fill="solid" draw:fill-color="#9b2d1f"/>
      <style:paragraph-properties fo:text-align="start" style:font-independent-line-spacing="true"/>
      <style:text-properties fo:font-size="24pt"/>
    </style:style>
    <style:style style:name="P52" style:family="paragraph">
      <loext:graphic-properties draw:fill="solid" draw:fill-color="#cc9900"/>
      <style:paragraph-properties fo:text-align="start" style:font-independent-line-spacing="true"/>
      <style:text-properties fo:font-size="24pt"/>
    </style:style>
    <style:style style:name="P53"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5"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6" style:family="text">
      <style:text-properties fo:font-size="32pt"/>
    </style:style>
    <style:style style:name="T67" style:family="text">
      <style:text-properties fo:color="#0000ff" fo:font-size="32pt"/>
    </style:style>
    <style:style style:name="T68" style:family="text">
      <style:text-properties fo:color="#009933" fo:font-size="32pt"/>
    </style:style>
    <style:style style:name="T69" style:family="text">
      <style:text-properties fo:color="#ff3333" fo:font-size="32pt"/>
    </style:style>
    <style:style style:name="T70" style:family="text">
      <style:text-properties fo:font-size="32pt" fo:font-weight="bold" style:font-weight-asian="bold" style:font-weight-complex="bold"/>
    </style:style>
    <style:style style:name="T71" style:family="text">
      <style:text-properties fo:font-size="24pt" fo:font-style="italic" style:font-size-asian="24pt" style:font-style-asian="italic" style:font-size-complex="24pt" style:font-style-complex="italic"/>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0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01"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2"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3"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4"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5"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8"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Classe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bstract Data Type (ADT)</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lasse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ruct</text:span><text:span text:style-name="T36"> 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nt</text:span><text:span text:style-name="T36"> main() </text:span><text:span text:style-name="T36"><text:line-break/></text:span><text:span text:style-name="T36">{ </text:span><text:span text:style-name="T36"><text:line-break/></text:span><text:span text:style-name="T36">  </text:span><text:span text:style-name="T38"> MyStruct 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c; </text:span><text:span text:style-name="T38"><text:line-break/></text:span><text:span text:style-name="T41"> <text:s text:c="2"/>c.x = 1; // erro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mp; classes </text:span><text:span text:style-name="T43">(folder 1)</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ext:span><text:span text:style-name="T30">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ext:span><text:span text:style-name="T30">the same (and </text:span><text:span text:style-name="T30">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text:span><text:span text:style-name="T45">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text:span><text:span text:style-name="T44">double <text:s text:c="5"/></text:span><text:span text:style-name="T45">re, im;</text:span></text:p>
            <text:p text:style-name="P34"><text:span text:style-name="T45"><text:s/></text:span><text:span text:style-name="T44">public </text:span><text:span text:style-name="T45">Cplx </text:span><text:span text:style-name="T45">sum</text:span></text:p>
            <text:p text:style-name="P34"><text:span text:style-name="T45"><text:s text:c="4"/></text:span><text:span text:style-name="T45">(Cplx b) </text:span><text:span text:style-name="T45">{…}</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4"><text:span text:style-name="T45">};</text:span><text:span text:style-name="T45"><text:line-break/></text:span><text:span text:style-name="T45"/></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xml:id="id18" draw:id="id18">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text:span><text:span text:style-name="T45">a(5,10);</text:span></text:p>
            <text:p text:style-name="P34"><text:span text:style-name="T45">}</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xml:id="id19" draw:id="id19">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text:span><text:span text:style-name="T45">{ <text:s/>Cplx a, b, c; </text:span><text:span text:style-name="T45"><text:s/>};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xml:id="id20" draw:id="id20">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10.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text:span><text:span text:style-name="T45">Cplx a, b, c; <text:s/></text:span><text:span text:style-name="T45">}; </text:span></text:p>
          </draw:text-box>
        </draw:frame>
        <draw:frame draw:style-name="standard" draw:layer="layout" svg:width="3.85cm" svg:height="6.646cm" svg:x="11.192cm" svg:y="3.557cm">
          <table:table table:template-name="yellow" table:use-banding-rows-styles="true">
            <table:table-column table:style-name="co10"/>
            <table:table-row table:style-name="ro9">
              <table:table-cell table:style-name="ce9">
                <text:p text:style-name="P24"><text:span text:style-name="T48">a.re</text:span></text:p>
              </table:table-cell>
            </table:table-row>
            <table:table-row table:style-name="ro9">
              <table:table-cell table:style-name="ce9">
                <text:p text:style-name="P24"><text:span text:style-name="T48">a.im</text:span></text:p>
              </table:table-cell>
            </table:table-row>
            <table:table-row table:style-name="ro9">
              <table:table-cell table:style-name="ce9">
                <text:p text:style-name="P24"><text:span text:style-name="T48">b.re</text:span></text:p>
              </table:table-cell>
            </table:table-row>
            <table:table-row table:style-name="ro9">
              <table:table-cell table:style-name="ce9">
                <text:p text:style-name="P24"><text:span text:style-name="T48">b.im</text:span></text:p>
              </table:table-cell>
            </table:table-row>
            <table:table-row table:style-name="ro9">
              <table:table-cell table:style-name="ce9">
                <text:p text:style-name="P24"><text:span text:style-name="T48">c.re</text:span></text:p>
              </table:table-cell>
            </table:table-row>
            <table:table-row table:style-name="ro10">
              <table:table-cell table:style-name="ce9">
                <text:p text:style-name="P24"><text:span text:style-name="T48">c.im</text:span></text:p>
              </table:table-cell>
            </table:table-row>
          </table:table>
          <draw:image xlink:href="Pictures/TablePreview11.svm" xlink:type="simple" xlink:show="embed" xlink:actuate="onLoad"/>
        </draw:frame>
        <draw:frame draw:style-name="standard" draw:layer="layout" svg:width="1.02cm" svg:height="3.322cm" svg:x="19.718cm" svg:y="4.712cm">
          <table:table table:template-name="orange">
            <table:table-column table:style-name="co11"/>
            <table:table-row table:style-name="ro11">
              <table:table-cell table:style-name="ce10">
                <text:p><text:span text:style-name="T48">a</text:span></text:p>
              </table:table-cell>
            </table:table-row>
            <table:table-row table:style-name="ro11">
              <table:table-cell table:style-name="ce10">
                <text:p><text:span text:style-name="T48">b</text:span></text:p>
              </table:table-cell>
            </table:table-row>
            <table:table-row table:style-name="ro12">
              <table:table-cell table:style-name="ce10">
                <text:p><text:span text:style-name="T48">c</text:span></text:p>
              </table:table-cell>
            </table:table-row>
          </table:table>
          <draw:image xlink:href="Pictures/TablePreview12.svm" xlink:type="simple" xlink:show="embed" xlink:actuate="onLoad"/>
        </draw:frame>
        <draw:frame draw:style-name="standard" draw:layer="layout" svg:width="2.029cm" svg:height="2.214cm" svg:x="20.917cm" svg:y="14.673cm">
          <table:table table:template-name="yellow" table:use-banding-rows-styles="true">
            <table:table-column table:style-name="co12"/>
            <table:table-row table:style-name="ro9">
              <table:table-cell table:style-name="ce10">
                <text:p><text:span text:style-name="T48">a.re</text:span></text:p>
              </table:table-cell>
            </table:table-row>
            <table:table-row table:style-name="ro13">
              <table:table-cell table:style-name="ce10">
                <text:p><text:span text:style-name="T48">a.im</text:span></text:p>
              </table:table-cell>
            </table:table-row>
          </table:table>
          <draw:image xlink:href="Pictures/TablePreview13.svm" xlink:type="simple" xlink:show="embed" xlink:actuate="onLoad"/>
        </draw:frame>
        <draw:frame draw:style-name="standard" draw:layer="layout" svg:width="2.062cm" svg:height="2.214cm" svg:x="16.894cm" svg:y="12cm">
          <table:table table:template-name="yellow" table:use-banding-rows-styles="true">
            <table:table-column table:style-name="co13"/>
            <table:table-row table:style-name="ro9">
              <table:table-cell table:style-name="ce10">
                <text:p><text:span text:style-name="T48">b.re</text:span></text:p>
              </table:table-cell>
            </table:table-row>
            <table:table-row table:style-name="ro13">
              <table:table-cell table:style-name="ce10">
                <text:p><text:span text:style-name="T48">b.im</text:span></text:p>
              </table:table-cell>
            </table:table-row>
          </table:table>
          <draw:image xlink:href="Pictures/TablePreview14.svm" xlink:type="simple" xlink:show="embed" xlink:actuate="onLoad"/>
        </draw:frame>
        <draw:frame draw:style-name="standard" draw:layer="layout" svg:width="1.99cm" svg:height="2.214cm" svg:x="19.331cm" svg:y="10.252cm">
          <table:table table:template-name="yellow" table:use-banding-rows-styles="true">
            <table:table-column table:style-name="co14"/>
            <table:table-row table:style-name="ro9">
              <table:table-cell table:style-name="ce10">
                <text:p><text:span text:style-name="T48">c.re</text:span></text:p>
              </table:table-cell>
            </table:table-row>
            <table:table-row table:style-name="ro13">
              <table:table-cell table:style-name="ce10">
                <text:p><text:span text:style-name="T48">c.im</text:span></text:p>
              </table:table-cell>
            </table:table-row>
          </table:table>
          <draw:image xlink:href="Pictures/TablePreview15.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37"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xml:id="id21" draw:id="id21">
        <draw:frame draw:name="Rectangle 2" presentation:style-name="pr5" draw:text-style-name="P2" draw:layer="layout" svg:width="23.706cm" svg:height="1.524cm" svg:x="0.678cm" svg:y="1.27cm" presentation:class="title" presentation:user-transformed="true">
          <draw:text-box>
            <text:p text:style-name="P9"><text:span text:style-name="T49">Two ways to implement a method </text:span><text:span text:style-name="T43">(folder 2)</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text:span><text:span text:style-name="T45">{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5"><text:s/></text:span><text:span text:style-name="T45">Complex () </text:span><text:span text:style-name="T45">{ re=0; </text:span><text:span text:style-name="T45">im=0; }</text:span><text:span text:style-name="T50">// </text:span><text:span text:style-name="T50">inline </text:span><text:span text:style-name="T50">constructor</text:span></text:p>
            <text:p text:style-name="P34"><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0">// </text:span><text:span text:style-name="T50">“outline”</text:span></text:p>
            <text:p text:style-name="P34"><text:span text:style-name="T45"/></text:p>
            <text:p text:style-name="P34"><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0">// inline </text:span><text:span text:style-name="T50">method</text:span></text:p>
            <text:p text:style-name="P34"><text:span text:style-name="T44"><text:s/></text:span><text:span text:style-name="T45">Complex diff </text:span><text:span text:style-name="T45">(Complex b); <text:s text:c="2"/></text:span><text:span text:style-name="T45"><text:s text:c="3"/></text:span><text:span text:style-name="T50">// </text:span><text:span text:style-name="T50">“outline”</text:span></text:p>
            <text:p text:style-name="P34"><text:span text:style-name="T45">};</text:span><text:span text:style-name="T45"><text:line-break/></text:span><text:span text:style-name="T45"/></text:p>
          </draw:text-box>
        </draw:frame>
        <anim:par presentation:node-type="timing-root">
          <anim:par smil:begin="id21.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2" draw:style-name="dp1" draw:master-page-name="כותרת_20_ותוכן" presentation:presentation-page-layout-name="AL2T11" xml:id="id22" draw:id="id22">
        <draw:frame draw:name="Rectangle 2" presentation:style-name="pr5" draw:text-style-name="P2" draw:layer="layout" svg:width="23.706cm" svg:height="1.524cm" svg:x="0.678cm" svg:y="1.27cm" presentation:class="title" presentation:user-transformed="true">
          <draw:text-box>
            <text:p text:style-name="P9"><text:span text:style-name="T49">Implementing methods out-of-lin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text:span><text:span text:style-name="T45">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text:span><text:span text:style-name="T45">Complex::diff(</text:span><text:span text:style-name="T45">Complex b) { </text:span></text:p>
            <text:p text:style-name="P34"><text:span text:style-name="T45"><text:s text:c="4"/></text:span><text:span text:style-name="T44">return</text:span><text:span text:style-name="T45"> </text:span><text:span text:style-name="T45">Complex(a.re-</text:span><text:span text:style-name="T45">b.re, a.im-</text:span><text:span text:style-name="T45">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8" draw:layer="layout" svg:x1="9.652cm" svg:y1="4.572cm" svg:x2="9.652cm" svg:y2="4.318cm">
          <text:p/>
        </draw:line>
        <draw:frame presentation:style-name="pr16" draw:text-style-name="P39" draw:layer="layout" svg:width="10.414cm" svg:height="3.556cm" svg:x="2.54cm" svg:y="10.668cm">
          <draw:text-box>
            <text:p text:style-name="P25"><text:span text:style-name="T52">The address of the instance for which the member method was invoked.</text:span></text:p>
          </draw:text-box>
        </draw:frame>
        <draw:line draw:style-name="gr12" draw:text-style-name="P38" draw:layer="layout" svg:x1="6.858cm" svg:y1="10.414cm" svg:x2="3.81cm" svg:y2="8.636cm">
          <text:p/>
        </draw:line>
        <anim:par presentation:node-type="timing-root">
          <anim:par smil:begin="id22.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2"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23" draw:id="id23">
        <draw:frame draw:name="Title 1" presentation:style-name="pr9" draw:text-style-name="P2" draw:layer="layout" svg:width="23.706cm" svg:height="1.776cm" svg:x="0.847cm" svg:y="0.763cm" presentation:class="title" presentation:user-transformed="true">
          <draw:text-box>
            <text:p text:style-name="P9"><text:span text:style-name="T4">Class Basics – member/static </text:span><text:span text:style-name="T53">(folder 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text:span><text:span text:style-name="T55">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text:span><text:span text:style-name="T55">max_size=</text:span><text:span text:style-name="T57">1000</text:span><text:span text:style-name="T55">; </text:span><text:span text:style-name="T56">//</text:span><text:span text:style-name="T56">error! (declare </text:span><text:span text:style-name="T56">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text:span><text:span text:style-name="T55">List::max_size=</text:span><text:span text:style-name="T57">10</text:span><text:span text:style-name="T57">00</text:span><text:span text:style-name="T55">; </text:span><text:span text:style-name="T56">//ok, in one </text:span><text:span text:style-name="T56">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text:span><text:span text:style-name="T55">ze(); </text:span><text:span text:style-name="T55"><text:line-break/></text:span><text:span text:style-name="T55">   l.getMaxSize()</text:span><text:span text:style-name="T55">; </text:span><text:span text:style-name="T56">//compiles ok, </text:span><text:span text:style-name="T56">but bad style</text:span><text:span text:style-name="T55"> </text:span><text:span text:style-name="T55"><text:line-break/></text:span><text:span text:style-name="T55">} </text:span><text:span text:style-name="T55"><text:line-break/></text:span><text:span text:style-name="T55"/></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3"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ore about this in <text:s/>the tirgu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3" draw:master-page-name="כותרת_20_ותוכן" presentation:presentation-page-layout-name="AL2T11" xml:id="id24" draw:id="id24">
        <draw:frame draw:name="Title 1" presentation:style-name="pr9" draw:text-style-name="P2" draw:layer="layout" svg:width="23.706cm" svg:height="1.776cm" svg:x="0.847cm" svg:y="0.763cm" presentation:class="title" presentation:user-transformed="true">
          <draw:text-box>
            <text:p text:style-name="P9"><text:span text:style-name="T59">thi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text:span><text:span text:style-name="T55">List::getMaxSize(</text:span><text:span text:style-name="T55">)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 compile </text:span><text:span text:style-name="T56">error! </text:span><text:span text:style-name="T56"><text:line-break/></text:span><text:span text:style-name="T56"> <text:s text:c="2"/></text:span><text:span text:style-name="T54">return</text:span><text:span text:style-name="T55"> </text:span><text:span text:style-name="T55">max_size; </text:span><text:span text:style-name="T56">// ok </text:span><text:span text:style-name="T56"><text:line-break/></text:span><text:span text:style-name="T55">} </text:span><text:span text:style-name="T55"><text:line-break/></text:span><text:span text:style-name="T54">int</text:span><text:span text:style-name="T55"> </text:span><text:span text:style-name="T55">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ok </text:span><text:span text:style-name="T56"><text:line-break/></text:span><text:span text:style-name="T55">} </text:span></text:p>
          </draw:text-box>
        </draw:frame>
        <anim:par presentation:node-type="timing-root">
          <anim:par smil:begin="id2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14" presentation:class="page"/>
          <draw:frame presentation:style-name="pr8" draw:text-style-name="P40"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xml:id="id25" draw:id="id25">
        <draw:frame draw:name="Rectangle 2" presentation:style-name="pr9" draw:text-style-name="P41" draw:layer="layout" svg:width="23.706cm" svg:height="1.776cm" svg:x="1.016cm" svg:y="0.468cm" presentation:class="title" presentation:user-transformed="true">
          <draw:text-box>
            <text:p text:style-name="P9"><text:span text:style-name="T4">C++ Laws of Construction and Destruc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2" draw:layer="layout" svg:width="25.146cm" svg:height="18.838cm" svg:x="0cm" svg:y="2.244cm" presentation:class="outline" presentation:user-transformed="true">
          <draw:text-box>
            <text:p text:style-name="P25"><text:span text:style-name="T60">1. Every </text:span><text:span text:style-name="T60">object </text:span><text:span text:style-name="T60">must be </text:span><text:span text:style-name="T61">constructe</text:span><text:span text:style-name="T61">d</text:span><text:span text:style-name="T60"> before it </text:span><text:span text:style-name="T60">is used.</text:span></text:p>
            <text:list text:style-name="L4">
              <text:list-item>
                <text:p text:style-name="P25"><text:span text:style-name="T60">Stack </text:span><text:span text:style-name="T60">object: </text:span><text:span text:style-name="T60">when it is </text:span><text:span text:style-name="T60">defined.</text:span></text:p>
              </text:list-item>
              <text:list-item>
                <text:p text:style-name="P25"><text:span text:style-name="T60">Heap </text:span><text:span text:style-name="T60">object: </text:span><text:span text:style-name="T60">when it is </text:span><text:span text:style-name="T60">created.</text:span></text:p>
              </text:list-item>
            </text:list>
            <text:p text:style-name="P25"><text:span text:style-name="T62"/></text:p>
            <text:p text:style-name="P25"><text:span text:style-name="T63">2. Every </text:span><text:span text:style-name="T63">object </text:span><text:span text:style-name="T63">must be </text:span><text:span text:style-name="T64">destructed </text:span><text:span text:style-name="T63">after it </text:span><text:span text:style-name="T63">stops </text:span><text:span text:style-name="T63">being of </text:span><text:span text:style-name="T63">use.</text:span></text:p>
            <text:list text:continue-numbering="true" text:style-name="L4">
              <text:list-item>
                <text:p text:style-name="P25"><text:span text:style-name="T63">Stack </text:span><text:span text:style-name="T63">object: </text:span><text:span text:style-name="T63">when </text:span><text:span text:style-name="T63">gets out </text:span><text:span text:style-name="T63">of scope.</text:span></text:p>
              </text:list-item>
              <text:list-item>
                <text:p text:style-name="P25"><text:span text:style-name="T63">Heap </text:span><text:span text:style-name="T63">object: </text:span><text:span text:style-name="T63">when it is </text:span><text:span text:style-name="T63">deleted.</text:span></text:p>
              </text:list-item>
            </text:list>
          </draw:text-box>
        </draw:frame>
        <anim:par presentation:node-type="timing-root">
          <anim:par smil:begin="id2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5" presentation:class="page"/>
          <draw:frame presentation:style-name="pr8" draw:text-style-name="P40" draw:layer="layout" svg:width="15.775cm" svg:height="12.792cm" svg:x="1.972cm" svg:y="13.503cm" presentation:class="notes" presentation:placeholder="true">
            <draw:text-box/>
          </draw:frame>
        </presentation:notes>
      </draw:page>
      <draw:page draw:name="page16" draw:style-name="dp1" draw:master-page-name="כותרת_20_ותוכן" presentation:presentation-page-layout-name="AL2T11" xml:id="id26" draw:id="id26">
        <draw:frame draw:name="Rectangle 2" presentation:style-name="pr5" draw:text-style-name="P43" draw:layer="layout" svg:width="19.473cm" svg:height="2.031cm" svg:x="0.847cm" svg:y="0.763cm" presentation:class="title" presentation:user-transformed="true">
          <draw:text-box>
            <text:p text:style-name="P9"><text:span text:style-name="T65">What file-names should we us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4" draw:layer="layout" svg:width="23.368cm" svg:height="12.911cm" svg:x="1.016cm" svg:y="3.81cm">
          <draw:text-box>
            <text:list text:style-name="L1">
              <text:list-item>
                <text:p xml:id="id27" text:id="id27"><text:span text:style-name="T66">The C++ compiler does not care how your files are called.</text:span></text:p>
              </text:list-item>
              <text:list-item>
                <text:p xml:id="id28" text:id="id28"><text:span text:style-name="T66">It is common to put a class declaration in file </text:span><text:span text:style-name="T67">ClassName.hpp</text:span><text:span text:style-name="T66"> (or </text:span><text:span text:style-name="T67">ClassName.h</text:span><text:span text:style-name="T66">)</text:span></text:p>
                <text:p xml:id="id29" text:id="id29"><text:span text:style-name="T66">and the class implementation in file </text:span><text:span text:style-name="T68">ClassName.cpp</text:span><text:span text:style-name="T66">.</text:span></text:p>
              </text:list-item>
              <text:list-item>
                <text:p xml:id="id30" text:id="id30"><text:span text:style-name="T69">Why is it better?</text:span><text:span text:style-name="T66"> </text:span></text:p>
                <text:list>
                  <text:list-item>
                    <text:p xml:id="id31" text:id="id31"><text:span text:style-name="T66">Hiding implementation details.</text:span></text:p>
                  </text:list-item>
                  <text:list-item>
                    <text:p xml:id="id32" text:id="id32"><text:span text:style-name="T66">Saving comiplation time – when you have a good </text:span><text:span text:style-name="T70">Makefile</text:span><text:span text:style-name="T66"> </text:span><text:span text:style-name="T71">(see folder 4)</text:span><text:span text:style-name="T66">.</text:span></text:p>
                  </text:list-item>
                </text:list>
              </text:list-item>
            </text:list>
          </draw:text-box>
        </draw:frame>
        <anim:par presentation:node-type="timing-root">
          <anim:par smil:begin="id26.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16"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Constructors" draw:style-name="dp1" draw:master-page-name="כותרת_20_ותוכן" presentation:presentation-page-layout-name="AL2T11" xml:id="id33" draw:id="id33">
        <draw:frame draw:name="Rectangle 2" presentation:style-name="pr9" draw:text-style-name="P2" draw:layer="layout" svg:width="23.706cm" svg:height="1.776cm" svg:x="0.847cm" svg:y="0.763cm" presentation:class="title" presentation:user-transformed="true">
          <draw:text-box>
            <text:p text:style-name="P9"><text:span text:style-name="T4">Constructors </text:span><text:span text:style-name="T43">(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 </text:span><text:span text:style-name="T72">// Calls 1</text:span><text:span text:style-name="T72"><text:line-break/></text:span><text:span text:style-name="T72"> <text:s text:c="2"/></text:span><text:span text:style-name="T45">MyClass b </text:span><text:span text:style-name="T45">{</text:span><text:span text:style-name="T73">5}</text:span><text:span text:style-name="T45">; </text:span><text:span text:style-name="T72">// Calls </text:span><text:span text:style-name="T72">2</text:span><text:span text:style-name="T72"><text:line-break/></text:span><text:span text:style-name="T72"> <text:s text:c="2"/></text:span><text:span text:style-name="T45">MyClass c </text:span><text:span text:style-name="T45">{</text:span><text:span text:style-name="T73">1.0</text:span><text:span text:style-name="T45">, </text:span><text:span text:style-name="T73">0.0</text:span><text:span text:style-name="T45">}; </text:span><text:span text:style-name="T72">// </text:span><text:span text:style-name="T72">Calls 3 </text:span></text:p>
            <text:p text:style-name="P25"><text:span text:style-name="T72">}</text:span></text:p>
          </draw:text-box>
        </draw:frame>
        <draw:custom-shape draw:name="Oval 4" draw:style-name="gr14" draw:text-style-name="P45"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5"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5"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page18" draw:style-name="dp1" draw:master-page-name="כותרת_20_ותוכן" presentation:presentation-page-layout-name="AL2T11" xml:id="id34" draw:id="id34">
        <draw:frame draw:name="Rectangle 2" presentation:style-name="pr9" draw:text-style-name="P2" draw:layer="layout" svg:width="23.706cm" svg:height="1.776cm" svg:x="0.847cm" svg:y="0.763cm" presentation:class="title" presentation:user-transformed="true">
          <draw:text-box>
            <text:p text:style-name="P9"><text:span text:style-name="T4">Constructors and Arrays</text:span><text:span text:style-name="T43"> (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5]; </text:span><text:span text:style-name="T72">// Calls </text:span><text:span text:style-name="T72">1 five times</text:span><text:span text:style-name="T72"><text:line-break/></text:span><text:span text:style-name="T72"> <text:s text:c="2"/></text:span><text:span text:style-name="T45">MyClass </text:span><text:span text:style-name="T45">b[5] {11, 22}; </text:span><text:span text:style-name="T72">// Calls 2 two </text:span><text:span text:style-name="T72">times</text:span><text:span text:style-name="T72"><text:line-break/></text:span><text:span text:style-name="T72"> <text:s text:c="2"/></text:span><text:span text:style-name="T45">MyClass </text:span><text:span text:style-name="T45">c[5] </text:span><text:span text:style-name="T45">{ {11,22}, </text:span><text:span text:style-name="T45">33}; </text:span><text:span text:style-name="T72">// Calls </text:span><text:span text:style-name="T72">3 then 2</text:span></text:p>
            <text:p text:style-name="P25"><text:span text:style-name="T72">}</text:span></text:p>
          </draw:text-box>
        </draw:frame>
        <draw:custom-shape draw:name="Oval 4" draw:style-name="gr14" draw:text-style-name="P45"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5"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5"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8"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5" draw:id="id35">
        <draw:frame draw:name="Rectangle 2" presentation:style-name="pr9" draw:text-style-name="P2" draw:layer="layout" svg:width="23.706cm" svg:height="2.116cm" svg:x="0.847cm" svg:y="0.423cm" presentation:class="title" presentation:user-transformed="true">
          <draw:text-box>
            <text:p text:style-name="P9"><text:span text:style-name="T4">Constructors –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75">// </text:span><text:span text:style-name="T75">parameterless </text:span><text:span text:style-name="T75">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text:span><text:span text:style-name="T75">parameterless </text:span><text:span text:style-name="T75">ctor called </text:span><text:span text:style-name="T75"><text:line-break/></text:span><text:span text:style-name="T75">   // …</text:span></text:p>
            <text:p text:style-name="P34"><text:span text:style-name="T75">}</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9" presentation:class="page"/>
          <draw:frame presentation:style-name="pr8" draw:text-style-name="P40"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6" draw:id="id36">
        <draw:frame draw:name="Rectangle 2" presentation:style-name="pr9" draw:text-style-name="P2" draw:layer="layout" svg:width="23.706cm" svg:height="2.116cm" svg:x="0.847cm" svg:y="0.423cm" presentation:class="title" presentation:user-transformed="true">
          <draw:text-box>
            <text:p text:style-name="P9"><text:span text:style-name="T49">Constructors – default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text:span><text:span text:style-name="T75">// No </text:span><text:span text:style-name="T75">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text:span><text:span text:style-name="T36">a; </text:span><text:span text:style-name="T75">// </text:span><text:span text:style-name="T76">default</text:span><text:span text:style-name="T75"> </text:span><text:span text:style-name="T75">parameterless </text:span><text:span text:style-name="T75">ctor:</text:span></text:p>
            <text:p text:style-name="P34"><text:span text:style-name="T75"><text:s text:c="2"/></text:span><text:span text:style-name="T75">// Calls </text:span><text:span text:style-name="T75">parameterless </text:span><text:span text:style-name="T75">ctors of </text:span><text:span text:style-name="T75">members</text:span></text:p>
            <text:p text:style-name="P34"><text:span text:style-name="T77">}</text:span></text:p>
          </draw:text-box>
        </draw:frame>
        <anim:par presentation:node-type="timing-root">
          <anim:par smil:begin="id3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0" presentation:class="page"/>
          <draw:frame presentation:style-name="pr8" draw:text-style-name="P40"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7" draw:id="id37">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 </text:span><text:span text:style-name="T75">// no </text:span><text:span text:style-name="T75">parameterless </text:span><text:span text:style-name="T75">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36"><text:s text:c="4"/></text:span><text:span text:style-name="T78">// </text:span><text:span text:style-name="T78">compiler </text:span><text:span text:style-name="T78">error – </text:span></text:p>
            <text:p text:style-name="P34"><text:span text:style-name="T78"><text:s text:c="3"/></text:span><text:span text:style-name="T36">MyClass </text:span><text:span text:style-name="T36">b[5]; </text:span><text:span text:style-name="T78"><text:s/>// no </text:span><text:span text:style-name="T78">parameterless </text:span><text:span text:style-name="T78">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onstructors – no default parameterless ctor</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xml:id="id38" draw:id="id38">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text:span><text:span text:style-name="T75"> </text:span><text:span text:style-name="T75"><text:line-break/></text:span><text:span text:style-name="T36">   MyClass() </text:span><text:span text:style-name="T36">=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text:span><text:span text:style-name="T75">parameterless </text:span><text:span text:style-name="T75">ctor</text:span></text:p>
            <text:p text:style-name="P34"><text:span text:style-name="T77">}</text:span></text:p>
          </draw:text-box>
        </draw:frame>
        <draw:frame draw:name="Rectangle 2" presentation:style-name="pr9" draw:text-style-name="P46" draw:layer="layout" svg:width="23.706cm" svg:height="2.116cm" svg:x="0.847cm" svg:y="0.423cm" presentation:class="title" presentation:user-transformed="true">
          <draw:text-box>
            <text:p text:style-name="P9"><text:span text:style-name="T79">Constructors – explicit default parameterless ctor</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3" draw:style-name="dp1" draw:master-page-name="כותרת_20_ותוכן" presentation:presentation-page-layout-name="AL2T11" xml:id="id39" draw:id="id39">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36">= </text:span><text:span text:style-name="T31">delete</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text:span><text:span text:style-name="T78">error – </text:span></text:p>
            <text:p text:style-name="P34"><text:span text:style-name="T78"><text:s text:c="14"/></text:span><text:span text:style-name="T78">// no </text:span><text:span text:style-name="T78">parameterless </text:span><text:span text:style-name="T78">ctor. </text:span></text:p>
            <text:p text:style-name="P34"><text:span text:style-name="T77">}</text:span></text:p>
          </draw:text-box>
        </draw:frame>
        <draw:frame draw:name="Rectangle 2" presentation:style-name="pr9" draw:text-style-name="P47" draw:layer="layout" svg:width="23.706cm" svg:height="2.116cm" svg:x="0.847cm" svg:y="0.423cm" presentation:class="title" presentation:user-transformed="true">
          <draw:text-box>
            <text:p text:style-name="P9"><text:span text:style-name="T80">Constructors – deleted default parameterless ctor</text:span></text:p>
          </draw:text-box>
        </draw:frame>
        <anim:par presentation:node-type="timing-root">
          <anim:par smil:begin="id3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3"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xml:id="id40" draw:id="id40">
        <draw:frame draw:name="Rectangle 2" presentation:style-name="pr9" draw:text-style-name="P48" draw:layer="layout" svg:width="23.706cm" svg:height="3.047cm" svg:x="0.847cm" svg:y="0.763cm" presentation:class="title" presentation:user-transformed="true">
          <draw:text-box>
            <text:p text:style-name="P9"><text:span text:style-name="T81">De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49"><text:span text:style-name="T82">Goal</text:span><text:span text:style-name="T12">: Ensure </text:span><text:span text:style-name="T12">proper </text:span><text:span text:style-name="T12">“cleanup”: </text:span></text:p>
            <text:list text:style-name="L1">
              <text:list-item>
                <text:p text:style-name="P49"><text:span text:style-name="T12">Free </text:span><text:span text:style-name="T12">allocated </text:span><text:span text:style-name="T12">memory;</text:span></text:p>
              </text:list-item>
              <text:list-item>
                <text:p text:style-name="P49"><text:span text:style-name="T12">Close </text:span><text:span text:style-name="T12">opened files </text:span><text:span text:style-name="T12">or db </text:span><text:span text:style-name="T12">connections;</text:span></text:p>
              </text:list-item>
              <text:list-item>
                <text:p text:style-name="P49"><text:span text:style-name="T12">Notify </text:span><text:span text:style-name="T12">related </text:span><text:span text:style-name="T12">objects, etc.</text:span></text:p>
              </text:list-item>
            </text:list>
            <text:p text:style-name="P49"><text:span text:style-name="T12"/></text:p>
            <text:p text:style-name="P49"><text:span text:style-name="T82">Use</text:span><text:span text:style-name="T12">: Called </text:span><text:span text:style-name="T12">for:</text:span></text:p>
            <text:list text:continue-numbering="true" text:style-name="L1">
              <text:list-item>
                <text:p text:style-name="P49"><text:span text:style-name="T12">A stack </text:span><text:span text:style-name="T12">object – </text:span><text:span text:style-name="T12">when it goes </text:span><text:span text:style-name="T12">out of </text:span><text:span text:style-name="T12">scope.</text:span></text:p>
              </text:list-item>
              <text:list-item>
                <text:p text:style-name="P49"><text:span text:style-name="T12">A heap </text:span><text:span text:style-name="T12">object – </text:span><text:span text:style-name="T12">when it is </text:span><text:span text:style-name="T12">explicitly </text:span><text:span text:style-name="T12">deleted.</text:span></text:p>
              </text:list-item>
            </text:list>
          </draw:text-box>
        </draw:frame>
        <anim:par presentation:node-type="timing-root">
          <anim:par smil:begin="id40.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4" presentation:class="page"/>
          <draw:frame presentation:style-name="pr8" draw:text-style-name="P40"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1" draw:id="id41">
        <draw:frame draw:name="Rectangle 2" presentation:style-name="pr19" draw:text-style-name="P2" draw:layer="layout" svg:width="24.129cm" svg:height="1.988cm" svg:x="0.635cm" svg:y="0.763cm" presentation:class="title" presentation:user-transformed="true">
          <draw:text-box>
            <text:p text:style-name="P9"><text:span text:style-name="T4">Destruct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50"><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text:span><text:span text:style-name="T86">/ constructor </text:span><text:span text:style-name="T84"><text:line-break/></text:span><text:span text:style-name="T84">   ~MyClass(); </text:span><text:span text:style-name="T86">/</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text:span><text:span text:style-name="T84">() </text:span><text:span text:style-name="T84"><text:line-break/></text:span><text:span text:style-name="T84">{ </text:span><text:span text:style-name="T84"><text:line-break/></text:span><text:span text:style-name="T84">   _mem = new </text:span><text:span text:style-name="T84">char[</text:span><text:span text:style-name="T87">1000]</text:span><text:span text:style-name="T84">; </text:span><text:span text:style-name="T84"><text:line-break/></text:span><text:span text:style-name="T84">} </text:span><text:span text:style-name="T84"><text:line-break/></text:span><text:span text:style-name="T84">MyClass::~MyClas</text:span><text:span text:style-name="T84">s() </text:span><text:span text:style-name="T84"><text:line-break/></text:span><text:span text:style-name="T84">{ </text:span><text:span text:style-name="T84"><text:line-break/></text:span><text:span text:style-name="T84"> <text:s text:c="2"/>delete[] </text:span><text:span text:style-name="T84">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42" text:id="id42"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1" xml:id="id45" draw:id="id45"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2" xml:id="id46" draw:id="id46"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2" xml:id="id43" draw:id="id43"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1" xml:id="id44" draw:id="id44"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4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xit" presentation:preset-id="ooo-exit-disappear">
                  <anim:set smil:begin="0s" smil:dur="0.001s" smil:fill="hold" smil:targetElement="id45" smil:attributeName="visibility" smil:to="hidden"/>
                </anim:par>
              </anim:par>
            </anim:par>
          </anim:seq>
        </anim:par>
        <presentation:notes draw:style-name="dp4">
          <draw:page-thumbnail draw:style-name="gr7" draw:layer="layout" svg:width="14.212cm" svg:height="10.659cm" svg:x="2.753cm" svg:y="2.16cm" draw:page-number="25" presentation:class="page"/>
          <draw:frame presentation:style-name="pr23" draw:text-style-name="P40" draw:layer="layout" svg:width="15.775cm" svg:height="12.792cm" svg:x="1.972cm" svg:y="13.503cm" presentation:class="notes" presentation:placeholder="true">
            <draw:text-box/>
          </draw:frame>
        </presentation:notes>
      </draw:page>
      <draw:page draw:name="page26" draw:style-name="dp1" draw:master-page-name="שני_20_תכנים" presentation:presentation-page-layout-name="AL3T3" xml:id="id47" draw:id="id47">
        <draw:frame draw:name="Rectangle 2" presentation:style-name="pr19" draw:text-style-name="P2" draw:layer="layout" svg:width="24.129cm" svg:height="1.988cm" svg:x="0.635cm" svg:y="0.763cm" presentation:class="title" presentation:user-transformed="true">
          <draw:text-box>
            <text:p text:style-name="P9"><text:span text:style-name="T4">Destructors – common err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4" draw:layer="layout" svg:width="22.098cm" svg:height="6.581cm" svg:x="1.27cm" svg:y="3.81cm">
          <draw:text-box>
            <text:p><text:span text:style-name="T66">1. Forgetting to write a destructor – causes a memory leak.</text:span></text:p>
            <text:p><text:span text:style-name="T66"/></text:p>
            <text:p><text:span text:style-name="T66">2. Shallow copy – causes destructor to be called twice.</text:span></text:p>
          </draw:text-box>
        </draw:frame>
        <anim:par presentation:node-type="timing-root">
          <anim:par smil:begin="id4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6" presentation:class="page"/>
          <draw:frame presentation:style-name="pr23" draw:text-style-name="P40" draw:layer="layout" svg:width="15.775cm" svg:height="12.792cm" svg:x="1.972cm" svg:y="13.503cm" presentation:class="notes" presentation:placeholder="true">
            <draw:text-box/>
          </draw:frame>
        </presentation:notes>
      </draw:page>
      <draw:page draw:name="C Interface" draw:style-name="dp3" draw:master-page-name="כותרת_20_ותוכן_5f_" presentation:presentation-page-layout-name="AL2T11" xml:id="id48" draw:id="id48">
        <draw:frame draw:name="כותרת 1" presentation:style-name="pr24" draw:text-style-name="P2" draw:layer="layout" svg:width="23.706cm" svg:height="1.776cm" svg:x="0.847cm" svg:y="0.763cm" presentation:class="title" presentation:user-transformed="true">
          <draw:text-box>
            <text:p text:style-name="P9"><text:span text:style-name="T4">C struct and function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text:span><text:span text:style-name="T45">IntList; </text:span><text:span text:style-name="T45"><text:line-break/></text:span><text:span text:style-name="T44">typedef</text:span><text:span text:style-name="T45"> </text:span><text:span text:style-name="T44">struct</text:span><text:span text:style-name="T45"> </text:span><text:span text:style-name="T45">IntList </text:span><text:span text:style-name="T45">IntList; </text:span><text:span text:style-name="T45"><text:line-break/></text:span><text:span text:style-name="T45">IntList* </text:span><text:span text:style-name="T45">intListNew(); </text:span><text:span text:style-name="T45"><text:line-break/></text:span><text:span text:style-name="T44">void</text:span><text:span text:style-name="T45"> </text:span><text:span text:style-name="T45">intListFree( <text:s text:c="2"/></text:span><text:span text:style-name="T45"><text:s text:c="3"/>IntList* </text:span><text:span text:style-name="T45">List ); </text:span><text:span text:style-name="T45"><text:line-break/></text:span><text:span text:style-name="T44">void</text:span><text:span text:style-name="T45"> </text:span><text:span text:style-name="T45">intListPushFro</text:span><text:span text:style-name="T45">nt( IntList* </text:span><text:span text:style-name="T45">List, </text:span><text:span text:style-name="T44">int</text:span><text:span text:style-name="T45"> x); </text:span><text:span text:style-name="T45"><text:line-break/></text:span><text:span text:style-name="T44">void</text:span><text:span text:style-name="T45"> </text:span><text:span text:style-name="T45">intListPushBac</text:span><text:span text:style-name="T45">k( <text:s/>IntList* </text:span><text:span text:style-name="T45">List, </text:span><text:span text:style-name="T44">int</text:span><text:span text:style-name="T45"> x); </text:span><text:span text:style-name="T45"><text:line-break/></text:span><text:span text:style-name="T44">int </text:span><text:span text:style-name="T45"><text:s/></text:span><text:span text:style-name="T45">intListPopFron</text:span><text:span text:style-name="T45">t( <text:s/>IntList* </text:span><text:span text:style-name="T45">List ); </text:span><text:span text:style-name="T45"><text:line-break/></text:span><text:span text:style-name="T44">int</text:span><text:span text:style-name="T45"> <text:s/></text:span><text:span text:style-name="T45">intListPopBack</text:span><text:span text:style-name="T45">( <text:s text:c="2"/>IntList* </text:span><text:span text:style-name="T45">List ); </text:span><text:span text:style-name="T45"><text:line-break/></text:span><text:span text:style-name="T44">int</text:span><text:span text:style-name="T45"> <text:s/></text:span><text:span text:style-name="T45">intListIsEmpty</text:span><text:span text:style-name="T45">( <text:s text:c="2"/>IntList </text:span><text:span text:style-name="T44">const</text:span><text:span text:style-name="T45">* List); </text:span><text:span text:style-name="T90"><text:line-break/></text:span><text:span text:style-name="T90"/></text:p>
            <text:p text:style-name="P34"><text:span text:style-name="T44">typedef void</text:span><text:span text:style-name="T45"> </text:span><text:span text:style-name="T45">(*funcInt)</text:span><text:span text:style-name="T45">( </text:span><text:span text:style-name="T44">int</text:span><text:span text:style-name="T45"> x, </text:span><text:span text:style-name="T44">void</text:span><text:span text:style-name="T45">* </text:span><text:span text:style-name="T45">Data ); </text:span><text:span text:style-name="T45"><text:line-break/></text:span><text:span text:style-name="T44">void</text:span><text:span text:style-name="T45"> </text:span><text:span text:style-name="T45">intListMAPCAR( </text:span><text:span text:style-name="T45"><text:s text:c="3"/>IntList* </text:span><text:span text:style-name="T45">List,</text:span></text:p>
            <text:p text:style-name="P34"><text:span text:style-name="T45"><text:s text:c="15"/></text:span><text:span text:style-name="T45"><text:s text:c="7"/></text:span><text:span text:style-name="T45">funcInt </text:span><text:span text:style-name="T45">Func, </text:span><text:span text:style-name="T44">void</text:span><text:span text:style-name="T45">* </text:span><text:span text:style-name="T45">Data ); </text:span></text:p>
          </draw:text-box>
        </draw:frame>
        <anim:par presentation:node-type="timing-root">
          <anim:par smil:begin="id48.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relude to slide malloc/free vs. new/delete, </text:span></text:p>
              <text:p text:style-name="P36"><text:span text:style-name="T58">BUT – also a chance to compare c style interface with c++</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1" draw:master-page-name="כותרת_20_ותוכן" presentation:presentation-page-layout-name="AL2T11" xml:id="id49" draw:id="id49">
        <draw:frame draw:name="Rectangle 2" presentation:style-name="pr9" draw:text-style-name="P2" draw:layer="layout" svg:width="23.706cm" svg:height="1.776cm" svg:x="0.847cm" svg:y="0.763cm" presentation:class="title" presentation:user-transformed="true">
          <draw:text-box>
            <text:p text:style-name="P9"><text:span text:style-name="T4">C++ Clas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text:span><text:span text:style-name="T45">pushFront(</text:span><text:span text:style-name="T44">int </text:span><text:span text:style-name="T45">x); </text:span><text:span text:style-name="T45"><text:line-break/></text:span><text:span text:style-name="T45">  </text:span><text:span text:style-name="T44">void</text:span><text:span text:style-name="T45"> </text:span><text:span text:style-name="T45">pushBack(</text:span><text:span text:style-name="T44">int</text:span><text:span text:style-name="T45"> </text:span><text:span text:style-name="T45">x); </text:span><text:span text:style-name="T45"><text:line-break/></text:span><text:span text:style-name="T45">  </text:span><text:span text:style-name="T44">int</text:span><text:span text:style-name="T45"> </text:span><text:span text:style-name="T45">popFront(); </text:span><text:span text:style-name="T45"><text:line-break/></text:span><text:span text:style-name="T45">  </text:span><text:span text:style-name="T44">int</text:span><text:span text:style-name="T45"> </text:span><text:span text:style-name="T45">popBack(); </text:span><text:span text:style-name="T45"><text:line-break/></text:span><text:span text:style-name="T45">  </text:span><text:span text:style-name="T44">bool</text:span><text:span text:style-name="T45"> </text:span><text:span text:style-name="T45">isEmpty() </text:span><text:span text:style-name="T44">const</text:span><text:span text:style-name="T45">; </text:span></text:p>
          </draw:text-box>
        </draw:frame>
        <draw:frame draw:style-name="gr19" draw:text-style-name="P53" draw:layer="layout" svg:width="11.022cm" svg:height="15.442cm" svg:x="13.362cm" svg:y="2.592cm">
          <draw:text-box>
            <text:p text:style-name="P34"><text:span text:style-name="T44">private</text:span><text:span text:style-name="T45">: </text:span><text:span text:style-name="T45"><text:line-break/></text:span><text:span text:style-name="T45">  </text:span><text:span text:style-name="T44">struct</text:span><text:span text:style-name="T45"> Node </text:span><text:span text:style-name="T45"><text:line-break/></text:span><text:span text:style-name="T45">  { </text:span><text:span text:style-name="T45"><text:line-break/></text:span><text:span text:style-name="T45">      </text:span><text:span text:style-name="T44">int</text:span><text:span text:style-name="T45"> value; </text:span><text:span text:style-name="T45"><text:line-break/></text:span><text:span text:style-name="T45">      Node *next; </text:span><text:span text:style-name="T45"><text:line-break/></text:span><text:span text:style-name="T45">      Node *prev; </text:span><text:span text:style-name="T45"><text:line-break/></text:span><text:span text:style-name="T45">  }; </text:span><text:span text:style-name="T45"><text:line-break/></text:span><text:span text:style-name="T45">  Node* m_start; </text:span><text:span text:style-name="T45"><text:line-break/></text:span><text:span text:style-name="T45">  Node* m_end; </text:span><text:span text:style-name="T45"><text:line-break/></text:span><text:span text:style-name="T45">}; </text:span><text:span text:style-name="T45"><text:line-break/></text:span><text:span text:style-name="T45"/></text:p>
            <text:p text:style-name="P34"><text:span text:style-name="T45"><text:line-break/></text:span><text:span text:style-name="T45"/></text:p>
          </draw:text-box>
        </draw:frame>
        <anim:par presentation:node-type="timing-root">
          <anim:par smil:begin="id4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ROS and CONS:</text:span></text:p>
              <text:p text:style-name="P36"><text:span text:style-name="T58">More structured, "OO"</text:span></text:p>
              <text:p text:style-name="P36"><text:span text:style-name="T58">Reveals the private implementation!!!!</text:span></text:p>
              <text:p text:style-name="P36"><text:span text:style-name="T58">It is protected from change, but if you want to change the implementation you must change the header file.</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1" draw:master-page-name="שני_20_תכנים" presentation:presentation-page-layout-name="AL3T3" xml:id="id50" draw:id="id50">
        <draw:frame draw:name="Rectangle 2" presentation:style-name="pr19" draw:text-style-name="P2" draw:layer="layout" svg:width="24.129cm" svg:height="1.988cm" svg:x="0.635cm" svg:y="0.763cm" presentation:class="title" presentation:user-transformed="true">
          <draw:text-box>
            <text:p text:style-name="P9"><text:span text:style-name="T4">Classes &amp; Memory allocatio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text:span><text:span text:style-name="T92">+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text:span><text:span text:style-name="T93">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text:span><text:span text:style-name="T92">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text:span><text:span text:style-name="T94">style:</text:span></text:p>
            <text:p text:style-name="P34"><text:span text:style-name="T36">main() </text:span><text:span text:style-name="T36"><text:line-break/></text:span><text:span text:style-name="T36">{ </text:span><text:span text:style-name="T36"><text:line-break/></text:span><text:span text:style-name="T36">   IntList* L </text:span><text:span text:style-name="T36">=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anim:par presentation:node-type="timing-root">
          <anim:par smil:begin="id50.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9" presentation:class="page"/>
          <draw:frame presentation:style-name="pr23" draw:text-style-name="P40"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1" draw:id="id51">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52" text:id="id52" text:style-name="P34"><text:span text:style-name="T93">free(L); </text:span><text:span text:style-name="T93"><text:line-break/></text:span><text:span text:style-name="T12">Does not call destructor!</text:span></text:p>
            <text:p xml:id="id53" text:id="id53" text:style-name="P25"><text:span text:style-name="T12">Internal data members are not freed</text:span></text:p>
            <text:p text:style-name="P25"><text:span text:style-name="T12"/></text:p>
            <text:p text:style-name="P25"><text:span text:style-name="T12"/></text:p>
          </draw:text-box>
        </draw:frame>
        <anim:par presentation:node-type="timing-root">
          <anim:par smil:begin="id51.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3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hat should we do? </text:span></text:p>
              <text:p text:style-name="P36"><text:span text:style-name="T58">createObj and freeObj function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xml:id="id54" draw:id="id54">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7">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text:span><text:span text:style-name="T12">operators:</text:span></text:p>
            <text:p text:style-name="P25"><text:span text:style-name="T12"/></text:p>
            <text:p text:style-name="P34"><text:span text:style-name="T93">IntList *L </text:span><text:span text:style-name="T93">= </text:span><text:span text:style-name="T96">new</text:span><text:span text:style-name="T93"> </text:span><text:span text:style-name="T93">IntList; </text:span></text:p>
            <text:list text:style-name="L6">
              <text:list-item>
                <text:p text:style-name="P34"><text:span text:style-name="T12">Allocate </text:span><text:span text:style-name="T12">memory</text:span></text:p>
              </text:list-item>
              <text:list-item>
                <text:p text:style-name="P34"><text:span text:style-name="T12">Call </text:span><text:span text:style-name="T12">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text:span><text:span text:style-name="T98">destructor</text:span></text:p>
              </text:list-item>
              <text:list-item>
                <text:p text:style-name="P25"><text:span text:style-name="T98"><text:s/></text:span><text:span text:style-name="T98">Free </text:span><text:span text:style-name="T98">memory</text:span></text:p>
              </text:list-item>
            </text:list>
            <text:p text:style-name="P25"><text:span text:style-name="T12"/></text:p>
            <text:p text:style-name="P25"><text:span text:style-name="T12"/></text:p>
          </draw:text-box>
        </draw:frame>
        <anim:par presentation:node-type="timing-root">
          <anim:par smil:begin="id5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1" presentation:class="page"/>
          <draw:frame presentation:style-name="pr8" draw:text-style-name="P40"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5" draw:id="id55">
        <draw:frame draw:name="Rectangle 2" presentation:style-name="pr9" draw:text-style-name="P2" draw:layer="layout" svg:width="23.706cm" svg:height="1.776cm" svg:x="0.847cm" svg:y="0.763cm" presentation:class="title" presentation:user-transformed="true">
          <draw:text-box>
            <text:p text:style-name="P9"><text:span text:style-name="T4">new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2">Can be used </text:span><text:span text:style-name="T12">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text:span><text:span text:style-name="T93">*); </text:span></text:p>
            <text:list text:style-name="L8">
              <text:list-item>
                <text:p text:style-name="P25"><text:span text:style-name="T30">new is a global </text:span><text:span text:style-name="T30">operator</text:span></text:p>
              </text:list-item>
              <text:list-item>
                <text:p text:style-name="P25"><text:span text:style-name="T30">new </text:span><text:span text:style-name="T99">expression</text:span><text:span text:style-name="T100"> </text:span><text:span text:style-name="T30">invokes the </text:span><text:span text:style-name="T30">new </text:span><text:span text:style-name="T99">operator</text:span><text:span text:style-name="T100"> <text:s/></text:span><text:span text:style-name="T30">to allocate </text:span><text:span text:style-name="T30">memory, and </text:span><text:span text:style-name="T30">then calls ctor</text:span></text:p>
              </text:list-item>
              <text:list-item>
                <text:p text:style-name="P25"><text:span text:style-name="T30">Can be </text:span><text:span text:style-name="T30">overloaded (or </text:span><text:span text:style-name="T100">replaced</text:span><text:span text:style-name="T30">)</text:span></text:p>
              </text:list-item>
              <text:list-item>
                <text:p text:style-name="P25"><text:span text:style-name="T30">By default, </text:span><text:span text:style-name="T30">failure throws </text:span><text:span text:style-name="T30">exception. Can </text:span><text:span text:style-name="T30">be changed.</text:span></text:p>
              </text:list-item>
              <text:list-item>
                <text:p text:style-name="P25"><text:span text:style-name="T30">See &lt;new&gt; </text:span><text:span text:style-name="T30">header</text:span></text:p>
              </text:list-item>
            </text:list>
          </draw:text-box>
        </draw:frame>
        <anim:par presentation:node-type="timing-root">
          <anim:par smil:begin="id5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2"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eplacing – the global operator new() isn't overloaded but special behavior – user defined function will replace (effectively hide) the pre defined. By standard, each c++ implementation should provide a global operator new() function that can be replaced.</text:span></text:p>
              <text:p text:style-name="P36"><text:span text:style-name="T58">Overloaded – inside a specific class you can overload the operator for that clas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xml:id="id56" draw:id="id56">
        <draw:frame draw:name="Rectangle 2" presentation:style-name="pr9" draw:text-style-name="P2" draw:layer="layout" svg:width="23.706cm" svg:height="1.776cm" svg:x="0.847cm" svg:y="0.763cm" presentation:class="title" presentation:user-transformed="true">
          <draw:text-box>
            <text:p text:style-name="P9"><text:span text:style-name="T4">New &amp; Con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text:span><text:span text:style-name="T45">MyClass; </text:span><text:span text:style-name="T72">// </text:span><text:span text:style-name="T72">Calls </text:span><text:span text:style-name="T72"><text:line-break/></text:span><text:span text:style-name="T45">a = </text:span><text:span text:style-name="T44">new</text:span><text:span text:style-name="T45"> </text:span><text:span text:style-name="T45">MyClass </text:span><text:span text:style-name="T45">{</text:span><text:span text:style-name="T73">5</text:span><text:span text:style-name="T101">}</text:span><text:span text:style-name="T45">; </text:span><text:span text:style-name="T72">// Calls </text:span><text:span text:style-name="T72"><text:line-break/></text:span><text:span text:style-name="T45">a = </text:span><text:span text:style-name="T44">new</text:span><text:span text:style-name="T45"> </text:span><text:span text:style-name="T45">MyClass { </text:span><text:span text:style-name="T73">1.0</text:span><text:span text:style-name="T45">, </text:span><text:span text:style-name="T73">0.0</text:span><text:span text:style-name="T45"> }; </text:span><text:span text:style-name="T72">// </text:span><text:span text:style-name="T72">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4"><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4"><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4"><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4"><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4"><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4"><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40"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7" draw:id="id57">
        <draw:frame draw:name="Rectangle 2" presentation:style-name="pr9" draw:text-style-name="P2" draw:layer="layout" svg:width="23.706cm" svg:height="1.776cm" svg:x="0.847cm" svg:y="0.254cm" presentation:class="title" presentation:user-transformed="true">
          <draw:text-box>
            <text:p text:style-name="P9"><text:span text:style-name="T4">New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text:span><text:span text:style-name="T12">arrays, use</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2">10</text:span><text:span text:style-name="T93">]; </text:span><text:span text:style-name="T103">// </text:span><text:span text:style-name="T103">array of 10 </text:span><text:span text:style-name="T103"><text:s text:c="2"/></text:span></text:p>
            <text:p text:style-name="P34"><text:span text:style-name="T103"><text:s text:c="12"/></text:span><text:span text:style-name="T103"><text:s text:c="10"/></text:span><text:span text:style-name="T103">/</text:span><text:span text:style-name="T103">/ints </text:span><text:span text:style-name="T103"><text:line-break/></text:span><text:span text:style-name="T96">size_t</text:span><text:span text:style-name="T93"> n = </text:span><text:span text:style-name="T102">4</text:span><text:span text:style-name="T93">;</text:span></text:p>
            <text:p text:style-name="P34"><text:span text:style-name="T93">IntList *b </text:span><text:span text:style-name="T93">= </text:span><text:span text:style-name="T96">new</text:span><text:span text:style-name="T93"> </text:span><text:span text:style-name="T93">IntList[n]; </text:span><text:span text:style-name="T93"><text:line-break/></text:span><text:span text:style-name="T93"> <text:s text:c="11"/></text:span><text:span text:style-name="T93"><text:s/></text:span><text:span text:style-name="T103">// array </text:span><text:span text:style-name="T103">of n </text:span><text:span text:style-name="T103">IntLists </text:span><text:span text:style-name="T103"><text:line-break/></text:span><text:span text:style-name="T12">Objects in </text:span><text:span text:style-name="T12">allocated </text:span><text:span text:style-name="T12">array must </text:span><text:span text:style-name="T12">have an </text:span><text:span text:style-name="T12">argument-</text:span><text:span text:style-name="T12">less </text:span><text:span text:style-name="T12">constructor!</text:span></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40"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8" draw:id="id58">
        <draw:frame draw:name="Rectangle 2" presentation:style-name="pr9" draw:text-style-name="P2" draw:layer="layout" svg:width="23.706cm" svg:height="1.776cm" svg:x="0.847cm" svg:y="0.763cm" presentation:class="title" presentation:user-transformed="true">
          <draw:text-box>
            <text:p text:style-name="P9"><text:span text:style-name="T4">Delete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text:span><text:span text:style-name="T12">operation to </text:span><text:span text:style-name="T12">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2">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2">10</text:span><text:span text:style-name="T93">]; </text:span><text:span text:style-name="T93"><text:line-break/></text:span><text:span text:style-name="T93"><text:line-break/></text:span><text:span text:style-name="T93">delete [] </text:span><text:span text:style-name="T93">a; </text:span><text:span text:style-name="T103">// </text:span><text:span text:style-name="T103">proper </text:span><text:span text:style-name="T103">delete </text:span><text:span text:style-name="T103">command </text:span><text:span text:style-name="T93">delete b; <text:s text:c="2"/></text:span><text:span text:style-name="T93"><text:s/></text:span><text:span text:style-name="T103">// </text:span><text:span text:style-name="T103">apparently </text:span><text:span text:style-name="T103">works, </text:span><text:span text:style-name="T103"><text:line-break/></text:span><text:span text:style-name="T103">// but may </text:span><text:span text:style-name="T103">cause </text:span><text:span text:style-name="T103">segmentatio</text:span><text:span text:style-name="T103">n fault</text:span><text:span text:style-name="T103"><text:line-break/></text:span><text:span text:style-name="T103">// or </text:span><text:span text:style-name="T103">memory leak</text:span><text:span text:style-name="T104"> </text:span><text:span text:style-name="T104">(folder 6)</text:span></text:p>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40"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59" draw:id="id59">
        <draw:frame draw:name="Rectangle 2" presentation:style-name="pr9" draw:text-style-name="P2" draw:layer="layout" svg:width="23.706cm" svg:height="1.776cm" svg:x="0.847cm" svg:y="0.763cm" presentation:class="title" presentation:user-transformed="true">
          <draw:text-box>
            <text:p text:style-name="P9"><text:span text:style-name="T4">Allocate array of objects w/o def. con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5">size_t </text:span><text:span text:style-name="T106">n = </text:span><text:span text:style-name="T107">4</text:span><text:span text:style-name="T106">; </text:span><text:span text:style-name="T106"><text:line-break/></text:span><text:span text:style-name="T106">MyClass </text:span><text:span text:style-name="T106">**arr = </text:span><text:span text:style-name="T105">new</text:span><text:span text:style-name="T106"> </text:span><text:span text:style-name="T106">MyClass </text:span><text:span text:style-name="T106">*[n]; </text:span><text:span text:style-name="T106"><text:line-break/></text:span><text:span text:style-name="T108">// array of </text:span><text:span text:style-name="T108">n pointers </text:span><text:span text:style-name="T108">to MyClass </text:span><text:span text:style-name="T108">(no </text:span></text:p>
            <text:p text:style-name="P25"><text:span text:style-name="T108">// cons. is </text:span><text:span text:style-name="T108">invoked) </text:span></text:p>
            <text:p text:style-name="P25"><text:span text:style-name="T108"><text:line-break/></text:span><text:span text:style-name="T105">for</text:span><text:span text:style-name="T106"> (</text:span><text:span text:style-name="T105">size_t </text:span><text:span text:style-name="T106">i=</text:span><text:span text:style-name="T107">0</text:span><text:span text:style-name="T106">; i&lt;n; +</text:span><text:span text:style-name="T106">+i) </text:span><text:span text:style-name="T106"><text:line-break/></text:span><text:span text:style-name="T106">{ </text:span><text:span text:style-name="T106"><text:line-break/></text:span><text:span text:style-name="T106">   arr[i] = </text:span><text:span text:style-name="T105">new</text:span><text:span text:style-name="T106"> MyClass </text:span><text:span text:style-name="T106">(i); </text:span><text:span text:style-name="T106"><text:line-break/></text:span><text:span text:style-name="T106">   </text:span><text:span text:style-name="T108">// each </text:span><text:span text:style-name="T108">pointer </text:span><text:span text:style-name="T108">points to a </text:span><text:span text:style-name="T108">MyClass </text:span></text:p>
            <text:p text:style-name="P25"><text:span text:style-name="T108"><text:s text:c="3"/></text:span><text:span text:style-name="T108">// object </text:span><text:span text:style-name="T108">allocated on </text:span><text:span text:style-name="T108">the heap, </text:span><text:span text:style-name="T108">and </text:span></text:p>
            <text:p text:style-name="P25"><text:span text:style-name="T108"><text:s text:c="3"/></text:span><text:span text:style-name="T108">// the </text:span><text:span text:style-name="T108">cons. is </text:span><text:span text:style-name="T108">invoked. </text:span><text:span text:style-name="T108"><text:line-break/></text:span><text:span text:style-name="T106">} </text:span></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40"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60" draw:id="id60">
        <draw:frame draw:name="Rectangle 2" presentation:style-name="pr5" draw:text-style-name="P2" draw:layer="layout" svg:width="23.706cm" svg:height="2.199cm" svg:x="0.847cm" svg:y="1.058cm" presentation:class="title" presentation:user-transformed="true">
          <draw:text-box>
            <text:p text:style-name="P9"><text:span text:style-name="T49">Free an allocated array of pointers to objects on the heap</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5">size_t </text:span><text:span text:style-name="T106">n = </text:span><text:span text:style-name="T107">4</text:span><text:span text:style-name="T106">; </text:span><text:span text:style-name="T106"><text:line-break/></text:span><text:span text:style-name="T105">for</text:span><text:span text:style-name="T106"> (</text:span><text:span text:style-name="T105">size_t </text:span><text:span text:style-name="T106">i=</text:span><text:span text:style-name="T107">0</text:span><text:span text:style-name="T106">; i&lt;n; +</text:span><text:span text:style-name="T106">+i) </text:span><text:span text:style-name="T106"><text:line-break/></text:span><text:span text:style-name="T106">{ </text:span><text:span text:style-name="T106"><text:line-break/></text:span><text:span text:style-name="T106">   delete </text:span><text:span text:style-name="T106">(arr[i]); </text:span><text:span text:style-name="T106"><text:line-break/></text:span><text:span text:style-name="T106">   </text:span><text:span text:style-name="T108">// </text:span><text:span text:style-name="T108">invoked the </text:span><text:span text:style-name="T108">dest. of </text:span><text:span text:style-name="T108">each MyClass </text:span></text:p>
            <text:p text:style-name="P25"><text:span text:style-name="T108"><text:s text:c="3"/></text:span><text:span text:style-name="T108">// object </text:span><text:span text:style-name="T108">allocated on </text:span><text:span text:style-name="T108">the heap, </text:span><text:span text:style-name="T108">and </text:span></text:p>
            <text:p text:style-name="P25"><text:span text:style-name="T108"><text:s text:c="3"/></text:span><text:span text:style-name="T108">// free </text:span><text:span text:style-name="T108">the memory. </text:span><text:span text:style-name="T108"><text:line-break/></text:span><text:span text:style-name="T106">} </text:span><text:span text:style-name="T106"><text:line-break/></text:span><text:span text:style-name="T106">delete [] </text:span><text:span text:style-name="T106">arr; </text:span><text:span text:style-name="T106"><text:line-break/></text:span><text:span text:style-name="T108">// free the </text:span><text:span text:style-name="T108">memory </text:span><text:span text:style-name="T108">allocated </text:span><text:span text:style-name="T108">for the </text:span></text:p>
            <text:p text:style-name="P25"><text:span text:style-name="T108">// array of </text:span><text:span text:style-name="T108">pointers. No </text:span><text:span text:style-name="T108">dest. is </text:span><text:span text:style-name="T108">invoked </text:span></text:p>
          </draw:text-box>
        </draw:frame>
        <anim:par presentation:node-type="timing-root">
          <anim:par smil:begin="id60.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7" presentation:class="page"/>
          <draw:frame presentation:style-name="pr8" draw:text-style-name="P4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16">16/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text:span><text:span text:style-name="MT4">לערוך </text:span><text:span text:style-name="MT4">סגנון </text:span><text:span text:style-name="MT4">כותרת </text:span><text:span text:style-name="MT4">של תבנית </text:span><text:span text:style-name="MT4">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text:span><text:span text:style-name="MT5">לערוך </text:span><text:span text:style-name="MT5">סגנון </text:span><text:span text:style-name="MT5">כותרת </text:span><text:span text:style-name="MT5">של תבנית </text:span><text:span text:style-name="MT5">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16">16/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0"><text:span text:style-name="MT6">Seventh Outline </text:span><text:span text:style-name="MT6">Level</text:span><text:span text:style-name="MT6">לחץ כדי לערוך </text:span><text:span text:style-name="MT6">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61</meta:editing-cycles>
    <meta:print-date>1999-11-04T13:06:28</meta:print-date>
    <meta:creation-date>1999-10-10T10:49:40</meta:creation-date>
    <dc:date>2018-03-16T12:21:17.493050723</dc:date>
    <meta:editing-duration>P27DT11H54M50S</meta:editing-duration>
    <meta:generator>LibreOffice/5.1.6.2$Linux_X86_64 LibreOffice_project/10m0$Build-2</meta:generator>
    <meta:document-statistic meta:object-count="329"/>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